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53.38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65.09mm"/>
    </style:style>
    <style:style style:name="co7" style:family="table-column">
      <style:table-column-properties fo:break-before="auto" style:column-width="59.9mm"/>
    </style:style>
    <style:style style:name="co8" style:family="table-column">
      <style:table-column-properties fo:break-before="auto" style:column-width="55.5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 style:font-name-asian="Noto Sans CJK SC Regular" style:language-asian="ar" style:country-asian="SA" style:font-name-complex="FreeSans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82.51mm" svg:y="58.64mm">
            <loext:p draw:notify-on-update-of-ranges="Hoja1.B2:Hoja1.B12 Hoja1.C1:Hoja1.C1 Hoja1.C2:Hoja1.C12 Hoja1.B2:Hoja1.B12 Hoja1.D1:Hoja1.D1 Hoja1.D2:Hoja1.D12 Hoja1.B2:Hoja1.B12 Hoja1.E1:Hoja1.E1 Hoja1.E2:Hoja1.E12 Hoja1.B2:Hoja1.B12 Hoja1.F1:Hoja1.F1 Hoja1.F2:Hoja1.F12 Hoja1.B2:Hoja1.B12 Hoja1.G1:Hoja1.G1 Hoja1.G2:Hoja1.G12 Hoja1.B2:Hoja1.B12 Hoja1.H1:Hoja1.H1 Hoja1.H2:Hoja1.H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 atcgrid</text:p>
          </table:table-cell>
          <table:table-cell table:style-name="ce1" office:value-type="string" calcext:value-type="string">
            <text:p>Tiempo para vect. Locales PC</text:p>
          </table:table-cell>
          <table:table-cell table:style-name="ce1" office:value-type="string" calcext:value-type="string">
            <text:p>Tiempo para vect. Globales atcgrid</text:p>
          </table:table-cell>
          <table:table-cell table:style-name="ce1" office:value-type="string" calcext:value-type="string">
            <text:p>Tiempo para vect. Globales PC</text:p>
          </table:table-cell>
          <table:table-cell table:style-name="ce8" office:value-type="string" calcext:value-type="string">
            <text:p>Tiempo para vect. Dinámicos atcgrid</text:p>
          </table:table-cell>
          <table:table-cell table:style-name="ce1" office:value-type="string" calcext:value-type="string">
            <text:p>Tiempo para vect. Dinámicos PC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0417734" calcext:value-type="float">
            <text:p>0,000417734</text:p>
          </table:table-cell>
          <table:table-cell office:value-type="float" office:value="0.000935972" calcext:value-type="float">
            <text:p>0,000935972</text:p>
          </table:table-cell>
          <table:table-cell office:value-type="float" office:value="0.000447753" calcext:value-type="float">
            <text:p>0,000447753</text:p>
          </table:table-cell>
          <table:table-cell office:value-type="float" office:value="0.000947857" calcext:value-type="float">
            <text:p>0,000947857</text:p>
          </table:table-cell>
          <table:table-cell office:value-type="float" office:value="0.000000248" calcext:value-type="float">
            <text:p>0,000000248</text:p>
          </table:table-cell>
          <table:table-cell office:value-type="float" office:value="0.000000582" calcext:value-type="float">
            <text:p>0,000000582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048576" calcext:value-type="float">
            <text:p>1048576</text:p>
          </table:table-cell>
          <table:table-cell table:style-name="ce6" office:value-type="float" office:value="0.000856327" calcext:value-type="float">
            <text:p>0,000856327</text:p>
          </table:table-cell>
          <table:table-cell table:style-name="ce6" office:value-type="float" office:value="0.000561485" calcext:value-type="float">
            <text:p>0,000561485</text:p>
          </table:table-cell>
          <table:table-cell table:style-name="ce6" office:value-type="float" office:value="0.000859327" calcext:value-type="float">
            <text:p>0,000859327</text:p>
          </table:table-cell>
          <table:table-cell table:style-name="ce6" office:value-type="float" office:value="0.000582024" calcext:value-type="float">
            <text:p>0,000582024</text:p>
          </table:table-cell>
          <table:table-cell table:style-name="ce6" office:value-type="float" office:value="0.000000225" calcext:value-type="float">
            <text:p>0,000000225</text:p>
          </table:table-cell>
          <table:table-cell table:style-name="ce6" office:value-type="float" office:value="0.000000494" calcext:value-type="float">
            <text:p>0,00000049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0164177" calcext:value-type="float">
            <text:p>0,00164177</text:p>
          </table:table-cell>
          <table:table-cell office:value-type="float" office:value="0.001118622" calcext:value-type="float">
            <text:p>0,001118622</text:p>
          </table:table-cell>
          <table:table-cell office:value-type="float" office:value="0.001459693" calcext:value-type="float">
            <text:p>0,001459693</text:p>
          </table:table-cell>
          <table:table-cell office:value-type="float" office:value="0.00132624" calcext:value-type="float">
            <text:p>0,00132624</text:p>
          </table:table-cell>
          <table:table-cell office:value-type="float" office:value="0.000000257" calcext:value-type="float">
            <text:p>0,000000257</text:p>
          </table:table-cell>
          <table:table-cell office:value-type="float" office:value="0.000000427" calcext:value-type="float">
            <text:p>0,000000427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3" office:value-type="float" office:value="4194304" calcext:value-type="float">
            <text:p>4194304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0.003133631" calcext:value-type="float">
            <text:p>0,003133631</text:p>
          </table:table-cell>
          <table:table-cell table:style-name="ce6" office:value-type="float" office:value="0.002314932" calcext:value-type="float">
            <text:p>0,002314932</text:p>
          </table:table-cell>
          <table:table-cell table:style-name="ce6" office:value-type="float" office:value="0.00000025" calcext:value-type="float">
            <text:p>0,00000025</text:p>
          </table:table-cell>
          <table:table-cell table:style-name="ce6" office:value-type="float" office:value="0.000000463" calcext:value-type="float">
            <text:p>0,00000046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5792233" calcext:value-type="float">
            <text:p>0,005792233</text:p>
          </table:table-cell>
          <table:table-cell office:value-type="float" office:value="0.004572987" calcext:value-type="float">
            <text:p>0,004572987</text:p>
          </table:table-cell>
          <table:table-cell office:value-type="float" office:value="0.000000223" calcext:value-type="float">
            <text:p>0,000000223</text:p>
          </table:table-cell>
          <table:table-cell office:value-type="float" office:value="0.000000481" calcext:value-type="float">
            <text:p>0,000000481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3" office:value-type="float" office:value="16777216" calcext:value-type="float">
            <text:p>16777216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0.011364951" calcext:value-type="float">
            <text:p>0,011364951</text:p>
          </table:table-cell>
          <table:table-cell table:style-name="ce6" office:value-type="float" office:value="0.009017213" calcext:value-type="float">
            <text:p>0,009017213</text:p>
          </table:table-cell>
          <table:table-cell table:style-name="ce6" office:value-type="float" office:value="0.000000268" calcext:value-type="float">
            <text:p>0,000000268</text:p>
          </table:table-cell>
          <table:table-cell table:style-name="ce6" office:value-type="float" office:value="0.000000469" calcext:value-type="float">
            <text:p>0,00000046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22526055" calcext:value-type="float">
            <text:p>0,022526055</text:p>
          </table:table-cell>
          <table:table-cell office:value-type="float" office:value="0.015859207" calcext:value-type="float">
            <text:p>0,015859207</text:p>
          </table:table-cell>
          <table:table-cell office:value-type="float" office:value="0.000000255" calcext:value-type="float">
            <text:p>0,000000255</text:p>
          </table:table-cell>
          <table:table-cell office:value-type="float" office:value="0.000000551" calcext:value-type="float">
            <text:p>0,000000551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3" office:value-type="float" office:value="67108864" calcext:value-type="float">
            <text:p>67108864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0.047782419" calcext:value-type="float">
            <text:p>0,047782419</text:p>
          </table:table-cell>
          <table:table-cell table:style-name="ce6" office:value-type="float" office:value="0.030818095" calcext:value-type="float">
            <text:p>0,030818095</text:p>
          </table:table-cell>
          <table:table-cell table:style-name="ce6" office:value-type="float" office:value="0.000000224" calcext:value-type="float">
            <text:p>0,000000224</text:p>
          </table:table-cell>
          <table:table-cell table:style-name="ce6" office:value-type="float" office:value="0.000000462" calcext:value-type="float">
            <text:p>0,00000046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93911318" calcext:value-type="float">
            <text:p>0,093911318</text:p>
          </table:table-cell>
          <table:table-cell office:value-type="float" office:value="0.064339577" calcext:value-type="float">
            <text:p>0,064339577</text:p>
          </table:table-cell>
          <table:table-cell office:value-type="float" office:value="0.000000226" calcext:value-type="float">
            <text:p>0,000000226</text:p>
          </table:table-cell>
          <table:table-cell office:value-type="float" office:value="0.000000505" calcext:value-type="float">
            <text:p>0,000000505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3" office:value-type="float" office:value="268435456" calcext:value-type="float">
            <text:p>268435456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0.181188818" calcext:value-type="float">
            <text:p>0,181188818</text:p>
          </table:table-cell>
          <table:table-cell table:style-name="ce6" office:value-type="float" office:value="0.122210721" calcext:value-type="float">
            <text:p>0,122210721</text:p>
          </table:table-cell>
          <table:table-cell table:style-name="ce6" office:value-type="float" office:value="0.000000242" calcext:value-type="float">
            <text:p>0,000000242</text:p>
          </table:table-cell>
          <table:table-cell table:style-name="ce6" office:value-type="float" office:value="0.000000511" calcext:value-type="float">
            <text:p>0,000000511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4" office:value-type="float" office:value="536870912" calcext:value-type="float">
            <text:p>536870912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0.171046827" calcext:value-type="float">
            <text:p>0,171046827</text:p>
          </table:table-cell>
          <table:table-cell table:style-name="ce7" office:value-type="float" office:value="0.129690481" calcext:value-type="float">
            <text:p>0,129690481</text:p>
          </table:table-cell>
          <table:table-cell table:style-name="ce7" office:value-type="float" office:value="0.000000216" calcext:value-type="float">
            <text:p>0,000000216</text:p>
          </table:table-cell>
          <table:table-cell table:style-name="ce7" office:value-type="float" office:value="0.00000048" calcext:value-type="float">
            <text:p>0,00000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21:41:57.4673573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9:58:01.438998582</meta:creation-date>
    <dc:date>2018-03-04T21:57:33.762311103</dc:date>
    <meta:editing-duration>PT39M17S</meta:editing-duration>
    <meta:editing-cycles>5</meta:editing-cycles>
    <meta:generator>LibreOffice/5.1.6.2$Linux_X86_64 LibreOffice_project/10m0$Build-2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456cm" svg:y="2.162cm" style:legend-expansion="high" chart:style-name="ch2"/>
        <chart:plot-area chart:style-name="ch3" table:cell-range-address="Hoja1.B2:Hoja1.H12 Hoja1.C1:Hoja1.H1" chart:data-source-has-labels="row" svg:x="0.32cm" svg:y="0.18cm" svg:width="9.816cm" svg:height="8.64cm">
          <chartooo:coordinate-region svg:x="2.159cm" svg:y="0.379cm" svg:width="7.049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2:Hoja1.C12" chart:label-cell-address="Hoja1.C1:Hoja1.C1" chart:class="chart:scatter">
            <chart:domain table:cell-range-address="Hoja1.B2:Hoja1.B12"/>
            <chart:data-point chart:repeated="11"/>
          </chart:series>
          <chart:series chart:style-name="ch7" chart:values-cell-range-address="Hoja1.D2:Hoja1.D12" chart:label-cell-address="Hoja1.D1:Hoja1.D1" chart:class="chart:scatter">
            <chart:data-point chart:repeated="11"/>
          </chart:series>
          <chart:series chart:style-name="ch8" chart:values-cell-range-address="Hoja1.E2:Hoja1.E12" chart:label-cell-address="Hoja1.E1:Hoja1.E1" chart:class="chart:scatter">
            <chart:data-point chart:repeated="11"/>
          </chart:series>
          <chart:series chart:style-name="ch9" chart:values-cell-range-address="Hoja1.F2:Hoja1.F12" chart:label-cell-address="Hoja1.F1:Hoja1.F1" chart:class="chart:scatter">
            <chart:data-point chart:repeated="11"/>
          </chart:series>
          <chart:series chart:style-name="ch10" chart:values-cell-range-address="Hoja1.G2:Hoja1.G12" chart:label-cell-address="Hoja1.G1:Hoja1.G1" chart:class="chart:scatter">
            <chart:data-point chart:repeated="11"/>
          </chart:series>
          <chart:series chart:style-name="ch11" chart:values-cell-range-address="Hoja1.H2:Hoja1.H12" chart:label-cell-address="Hoja1.H1:Hoja1.H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para vect. Locales atcgrid</text:p>
                <draw:g>
                  <svg:desc>Hoja1.C1:Hoja1.C1</svg:desc>
                </draw:g>
              </table:table-cell>
              <table:table-cell office:value-type="string">
                <text:p>Tiempo para vect. Locales PC</text:p>
                <draw:g>
                  <svg:desc>Hoja1.D1:Hoja1.D1</svg:desc>
                </draw:g>
              </table:table-cell>
              <table:table-cell office:value-type="string">
                <text:p>Tiempo para vect. Globales atcgrid</text:p>
                <draw:g>
                  <svg:desc>Hoja1.E1:Hoja1.E1</svg:desc>
                </draw:g>
              </table:table-cell>
              <table:table-cell office:value-type="string">
                <text:p>Tiempo para vect. Globales PC</text:p>
                <draw:g>
                  <svg:desc>Hoja1.F1:Hoja1.F1</svg:desc>
                </draw:g>
              </table:table-cell>
              <table:table-cell office:value-type="string">
                <text:p>Tiempo para vect. Dinámicos atcgrid</text:p>
                <draw:g>
                  <svg:desc>Hoja1.G1:Hoja1.G1</svg:desc>
                </draw:g>
              </table:table-cell>
              <table:table-cell office:value-type="string">
                <text:p>Tiempo para vect. Dinámicos PC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2:Hoja1.B12</svg:desc>
                </draw:g>
              </table:table-cell>
              <table:table-cell office:value-type="float" office:value="0.000417734">
                <text:p>0.000417734</text:p>
                <draw:g>
                  <svg:desc>Hoja1.C2:Hoja1.C12</svg:desc>
                </draw:g>
              </table:table-cell>
              <table:table-cell office:value-type="float" office:value="0.000935972">
                <text:p>0.000935972</text:p>
                <draw:g>
                  <svg:desc>Hoja1.D2:Hoja1.D12</svg:desc>
                </draw:g>
              </table:table-cell>
              <table:table-cell office:value-type="float" office:value="0.000447753">
                <text:p>0.000447753</text:p>
                <draw:g>
                  <svg:desc>Hoja1.E2:Hoja1.E12</svg:desc>
                </draw:g>
              </table:table-cell>
              <table:table-cell office:value-type="float" office:value="0.000947857">
                <text:p>0.000947857</text:p>
                <draw:g>
                  <svg:desc>Hoja1.F2:Hoja1.F12</svg:desc>
                </draw:g>
              </table:table-cell>
              <table:table-cell office:value-type="float" office:value="0.000000248">
                <text:p>0.000000248</text:p>
                <draw:g>
                  <svg:desc>Hoja1.G2:Hoja1.G12</svg:desc>
                </draw:g>
              </table:table-cell>
              <table:table-cell office:value-type="float" office:value="0.000000582">
                <text:p>0.000000582</text:p>
                <draw:g>
                  <svg:desc>Hoja1.H2:Hoja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856327">
                <text:p>0.000856327</text:p>
              </table:table-cell>
              <table:table-cell office:value-type="float" office:value="0.000561485">
                <text:p>0.000561485</text:p>
              </table:table-cell>
              <table:table-cell office:value-type="float" office:value="0.000859327">
                <text:p>0.000859327</text:p>
              </table:table-cell>
              <table:table-cell office:value-type="float" office:value="0.000582024">
                <text:p>0.000582024</text:p>
              </table:table-cell>
              <table:table-cell office:value-type="float" office:value="0.000000225">
                <text:p>0.000000225</text:p>
              </table:table-cell>
              <table:table-cell office:value-type="float" office:value="0.000000494">
                <text:p>0.000000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64177">
                <text:p>0.00164177</text:p>
              </table:table-cell>
              <table:table-cell office:value-type="float" office:value="0.001118622">
                <text:p>0.001118622</text:p>
              </table:table-cell>
              <table:table-cell office:value-type="float" office:value="0.001459693">
                <text:p>0.001459693</text:p>
              </table:table-cell>
              <table:table-cell office:value-type="float" office:value="0.00132624">
                <text:p>0.00132624</text:p>
              </table:table-cell>
              <table:table-cell office:value-type="float" office:value="0.000000257">
                <text:p>0.000000257</text:p>
              </table:table-cell>
              <table:table-cell office:value-type="float" office:value="0.000000427">
                <text:p>0.000000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33631">
                <text:p>0.003133631</text:p>
              </table:table-cell>
              <table:table-cell office:value-type="float" office:value="0.002314932">
                <text:p>0.002314932</text:p>
              </table:table-cell>
              <table:table-cell office:value-type="float" office:value="0.00000025">
                <text:p>0.00000025</text:p>
              </table:table-cell>
              <table:table-cell office:value-type="float" office:value="0.000000463">
                <text:p>0.000000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92233">
                <text:p>0.005792233</text:p>
              </table:table-cell>
              <table:table-cell office:value-type="float" office:value="0.004572987">
                <text:p>0.004572987</text:p>
              </table:table-cell>
              <table:table-cell office:value-type="float" office:value="0.000000223">
                <text:p>0.000000223</text:p>
              </table:table-cell>
              <table:table-cell office:value-type="float" office:value="0.000000481">
                <text:p>0.000000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4951">
                <text:p>0.011364951</text:p>
              </table:table-cell>
              <table:table-cell office:value-type="float" office:value="0.009017213">
                <text:p>0.009017213</text:p>
              </table:table-cell>
              <table:table-cell office:value-type="float" office:value="0.000000268">
                <text:p>0.000000268</text:p>
              </table:table-cell>
              <table:table-cell office:value-type="float" office:value="0.000000469">
                <text:p>0.000000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26055">
                <text:p>0.022526055</text:p>
              </table:table-cell>
              <table:table-cell office:value-type="float" office:value="0.015859207">
                <text:p>0.015859207</text:p>
              </table:table-cell>
              <table:table-cell office:value-type="float" office:value="0.000000255">
                <text:p>0.000000255</text:p>
              </table:table-cell>
              <table:table-cell office:value-type="float" office:value="0.000000551">
                <text:p>0.000000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782419">
                <text:p>0.047782419</text:p>
              </table:table-cell>
              <table:table-cell office:value-type="float" office:value="0.030818095">
                <text:p>0.030818095</text:p>
              </table:table-cell>
              <table:table-cell office:value-type="float" office:value="0.000000224">
                <text:p>0.000000224</text:p>
              </table:table-cell>
              <table:table-cell office:value-type="float" office:value="0.000000462">
                <text:p>0.000000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911318">
                <text:p>0.093911318</text:p>
              </table:table-cell>
              <table:table-cell office:value-type="float" office:value="0.064339577">
                <text:p>0.064339577</text:p>
              </table:table-cell>
              <table:table-cell office:value-type="float" office:value="0.000000226">
                <text:p>0.000000226</text:p>
              </table:table-cell>
              <table:table-cell office:value-type="float" office:value="0.000000505">
                <text:p>0.000000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188818">
                <text:p>0.181188818</text:p>
              </table:table-cell>
              <table:table-cell office:value-type="float" office:value="0.122210721">
                <text:p>0.122210721</text:p>
              </table:table-cell>
              <table:table-cell office:value-type="float" office:value="0.000000242">
                <text:p>0.000000242</text:p>
              </table:table-cell>
              <table:table-cell office:value-type="float" office:value="0.000000511">
                <text:p>0.000000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046827">
                <text:p>0.171046827</text:p>
              </table:table-cell>
              <table:table-cell office:value-type="float" office:value="0.129690481">
                <text:p>0.129690481</text:p>
              </table:table-cell>
              <table:table-cell office:value-type="float" office:value="0.000000216">
                <text:p>0.000000216</text:p>
              </table:table-cell>
              <table:table-cell office:value-type="float" office:value="0.00000048">
                <text:p>0.00000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